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43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6909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ww" table:style-name="ta1">
        <table:shapes>
          <draw:frame draw:z-index="0" draw:style-name="gr1" draw:text-style-name="P1" svg:width="8.5787in" svg:height="3.2126in" svg:x="3.4346in" svg:y="0.385in">
            <draw:object draw:notify-on-update-of-ranges="www.A1:www.A1 www.A2:www.A19 www.B1:www.B1 www.B2:www.B19 www.C1:www.C1 www.C2:www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be-length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iops</text:p>
          </table:table-cell>
          <table:table-cell/>
        </table:table-row>
        <table:table-row table:style-name="ro1">
          <table:table-cell office:value-type="string" calcext:value-type="string">
            <text:p>4KiB</text:p>
          </table:table-cell>
          <table:table-cell office:value-type="float" office:value="25.2839506172839" calcext:value-type="float">
            <text:p>25.2839506173</text:p>
          </table:table-cell>
          <table:table-cell office:value-type="float" office:value="6172.83950617284" calcext:value-type="float">
            <text:p>6172.8395061728</text:p>
          </table:table-cell>
          <table:table-cell/>
        </table:table-row>
        <table:table-row table:style-name="ro1">
          <table:table-cell/>
          <table:table-cell office:value-type="float" office:value="39.9609756097561" calcext:value-type="float">
            <text:p>39.9609756098</text:p>
          </table:table-cell>
          <table:table-cell office:value-type="float" office:value="4878.04878048781" calcext:value-type="float">
            <text:p>4878.0487804878</text:p>
          </table:table-cell>
          <table:table-cell/>
        </table:table-row>
        <table:table-row table:style-name="ro1">
          <table:table-cell office:value-type="string" calcext:value-type="string">
            <text:p>16KiB</text:p>
          </table:table-cell>
          <table:table-cell office:value-type="float" office:value="62.0606060606061" calcext:value-type="float">
            <text:p>62.0606060606</text:p>
          </table:table-cell>
          <table:table-cell office:value-type="float" office:value="3787.87878787879" calcext:value-type="float">
            <text:p>3787.8787878788</text:p>
          </table:table-cell>
          <table:table-cell/>
        </table:table-row>
        <table:table-row table:style-name="ro1">
          <table:table-cell/>
          <table:table-cell office:value-type="float" office:value="97.8149253731343" calcext:value-type="float">
            <text:p>97.8149253731</text:p>
          </table:table-cell>
          <table:table-cell office:value-type="float" office:value="2985.07462686567" calcext:value-type="float">
            <text:p>2985.0746268657</text:p>
          </table:table-cell>
          <table:table-cell/>
        </table:table-row>
        <table:table-row table:style-name="ro1">
          <table:table-cell office:value-type="string" calcext:value-type="string">
            <text:p>64KiB</text:p>
          </table:table-cell>
          <table:table-cell office:value-type="float" office:value="125.068702290076" calcext:value-type="float">
            <text:p>125.0687022901</text:p>
          </table:table-cell>
          <table:table-cell office:value-type="float" office:value="1908.39694656489" calcext:value-type="float">
            <text:p>1908.3969465649</text:p>
          </table:table-cell>
          <table:table-cell/>
        </table:table-row>
        <table:table-row table:style-name="ro1">
          <table:table-cell/>
          <table:table-cell office:value-type="float" office:value="155.298578199052" calcext:value-type="float">
            <text:p>155.2985781991</text:p>
          </table:table-cell>
          <table:table-cell office:value-type="float" office:value="1184.83412322275" calcext:value-type="float">
            <text:p>1184.8341232228</text:p>
          </table:table-cell>
          <table:table-cell/>
        </table:table-row>
        <table:table-row table:style-name="ro1">
          <table:table-cell office:value-type="string" calcext:value-type="string">
            <text:p>256KiB</text:p>
          </table:table-cell>
          <table:table-cell office:value-type="float" office:value="177.724745762712" calcext:value-type="float">
            <text:p>177.7247457627</text:p>
          </table:table-cell>
          <table:table-cell office:value-type="float" office:value="677.966101694915" calcext:value-type="float">
            <text:p>677.9661016949</text:p>
          </table:table-cell>
          <table:table-cell/>
        </table:table-row>
        <table:table-row table:style-name="ro1">
          <table:table-cell/>
          <table:table-cell office:value-type="float" office:value="211.919159256265" calcext:value-type="float">
            <text:p>211.9191592563</text:p>
          </table:table-cell>
          <table:table-cell office:value-type="float" office:value="404.203718674212" calcext:value-type="float">
            <text:p>404.2037186742</text:p>
          </table:table-cell>
          <table:table-cell/>
        </table:table-row>
        <table:table-row table:style-name="ro1">
          <table:table-cell office:value-type="string" calcext:value-type="string">
            <text:p>1MiB</text:p>
          </table:table-cell>
          <table:table-cell office:value-type="float" office:value="264.858802727962" calcext:value-type="float">
            <text:p>264.858802728</text:p>
          </table:table-cell>
          <table:table-cell office:value-type="float" office:value="252.589037635767" calcext:value-type="float">
            <text:p>252.5890376358</text:p>
          </table:table-cell>
          <table:table-cell/>
        </table:table-row>
        <table:table-row table:style-name="ro1">
          <table:table-cell/>
          <table:table-cell office:value-type="float" office:value="311.612481426449" calcext:value-type="float">
            <text:p>311.6124814264</text:p>
          </table:table-cell>
          <table:table-cell office:value-type="float" office:value="148.588410104012" calcext:value-type="float">
            <text:p>148.588410104</text:p>
          </table:table-cell>
          <table:table-cell/>
        </table:table-row>
        <table:table-row table:style-name="ro1">
          <table:table-cell office:value-type="string" calcext:value-type="string">
            <text:p>4MiB</text:p>
          </table:table-cell>
          <table:table-cell office:value-type="float" office:value="326.60831646161" calcext:value-type="float">
            <text:p>326.6083164616</text:p>
          </table:table-cell>
          <table:table-cell office:value-type="float" office:value="77.8694907335306" calcext:value-type="float">
            <text:p>77.8694907335</text:p>
          </table:table-cell>
          <table:table-cell/>
        </table:table-row>
        <table:table-row table:style-name="ro1">
          <table:table-cell/>
          <table:table-cell office:value-type="float" office:value="360.505737246981" calcext:value-type="float">
            <text:p>360.505737247</text:p>
          </table:table-cell>
          <table:table-cell office:value-type="float" office:value="42.9756328161932" calcext:value-type="float">
            <text:p>42.9756328162</text:p>
          </table:table-cell>
          <table:table-cell/>
        </table:table-row>
        <table:table-row table:style-name="ro1">
          <table:table-cell office:value-type="string" calcext:value-type="string">
            <text:p>16MiB</text:p>
          </table:table-cell>
          <table:table-cell office:value-type="float" office:value="400.343999809101" calcext:value-type="float">
            <text:p>400.3439998091</text:p>
          </table:table-cell>
          <table:table-cell office:value-type="float" office:value="23.8623618965805" calcext:value-type="float">
            <text:p>23.8623618966</text:p>
          </table:table-cell>
          <table:table-cell/>
        </table:table-row>
        <table:table-row table:style-name="ro1">
          <table:table-cell/>
          <table:table-cell office:value-type="float" office:value="405.756409016156" calcext:value-type="float">
            <text:p>405.7564090162</text:p>
          </table:table-cell>
          <table:table-cell office:value-type="float" office:value="12.092483312373" calcext:value-type="float">
            <text:p>12.0924833124</text:p>
          </table:table-cell>
          <table:table-cell/>
        </table:table-row>
        <table:table-row table:style-name="ro1">
          <table:table-cell office:value-type="string" calcext:value-type="string">
            <text:p>64MiB</text:p>
          </table:table-cell>
          <table:table-cell office:value-type="float" office:value="402.833653476758" calcext:value-type="float">
            <text:p>402.8336534768</text:p>
          </table:table-cell>
          <table:table-cell office:value-type="float" office:value="6.00268920476373" calcext:value-type="float">
            <text:p>6.0026892048</text:p>
          </table:table-cell>
          <table:table-cell/>
        </table:table-row>
        <table:table-row table:style-name="ro1">
          <table:table-cell/>
          <table:table-cell office:value-type="float" office:value="400.180468882773" calcext:value-type="float">
            <text:p>400.1804688828</text:p>
          </table:table-cell>
          <table:table-cell office:value-type="float" office:value="2.98157683672587" calcext:value-type="float">
            <text:p>2.9815768367</text:p>
          </table:table-cell>
          <table:table-cell/>
        </table:table-row>
        <table:table-row table:style-name="ro1">
          <table:table-cell office:value-type="string" calcext:value-type="string">
            <text:p>256MiB</text:p>
          </table:table-cell>
          <table:table-cell office:value-type="float" office:value="404.152792938197" calcext:value-type="float">
            <text:p>404.1527929382</text:p>
          </table:table-cell>
          <table:table-cell office:value-type="float" office:value="1.50558647862895" calcext:value-type="float">
            <text:p>1.5055864786</text:p>
          </table:table-cell>
          <table:table-cell/>
        </table:table-row>
        <table:table-row table:style-name="ro1">
          <table:table-cell/>
          <table:table-cell office:value-type="float" office:value="401.460044747012" calcext:value-type="float">
            <text:p>401.460044747</text:p>
          </table:table-cell>
          <table:table-cell office:value-type="float" office:value="0.747777604958065" calcext:value-type="float">
            <text:p>0.7477776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 IOPS</number:text>
    </number:number-style>
    <number:number-style style:name="N122">
      <number:number number:decimal-places="0" number:min-integer-digits="1" number:grouping="true"/>
      <number:text> IOPS</number:text>
    </number:number-style>
    <number:number-style style:name="N123">
      <number:number number:decimal-places="0" number:min-integer-digits="1"/>
      <number:text> MBps</number:text>
    </number:number-style>
    <number:number-style style:name="N124">
      <number:number number:decimal-places="0" number:min-integer-digits="1"/>
      <number:text> MB/s</number:text>
    </number:number-style>
    <number:number-style style:name="N125">
      <number:number number:decimal-places="0" number:min-integer-digits="1"/>
      <number:text> MB\s</number:text>
    </number:number-style>
    <number:number-style style:name="N126">
      <number:number number:decimal-places="0" number:min-integer-digits="1"/>
      <number:text> M</number:text>
    </number:number-style>
    <number:number-style style:name="N127">
      <number:number number:decimal-places="0" number:min-integer-digits="1"/>
      <number:text> MB</number:text>
    </number:number-style>
    <number:number-style style:name="N128">
      <number:text/>
    </number:number-style>
    <number:number-style style:name="N129">
      <number:text>1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1:28:50.85397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11:36:31.605904384</dc:date>
    <meta:editing-duration>PT44M27S</meta:editing-duration>
    <meta:editing-cycles>10</meta:editing-cycles>
    <meta:generator>LibreOffice/4.3.3.2$Linux_X86_64 LibreOffice_project/43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number:min-integer-digits="1" number:grouping="true"/>
      <number:text> IOPS</number:text>
    </number:number-style>
    <number:number-style style:name="N124">
      <number:number number:decimal-places="0" number:min-integer-digits="1"/>
      <number:text> MB/s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eeeee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6" style:family="chart" style:data-style-name="N122">
      <style:chart-properties chart:display-label="true" chart:logarithmic="false" chart:minimum="0" chart:maximum="6500" chart:origin="0" chart:reverse-direction="false" text:line-break="false" chart:link-data-style-to-source="false" chart:axis-position="1"/>
      <style:graphic-properties svg:stroke-color="#b3b3b3"/>
      <style:text-properties fo:color="#c5000b" fo:font-size="10pt" style:font-size-asian="10pt" style:font-size-complex="10pt"/>
    </style:style>
    <style:style style:name="ch7" style:family="chart" style:data-style-name="N124">
      <style:chart-properties chart:display-label="true" chart:logarithmic="false" chart:minimum="0" chart:maximum="427.261498694012" chart:reverse-direction="false" text:line-break="false" chart:link-data-style-to-source="false" chart:axis-position="end"/>
      <style:graphic-properties svg:stroke-color="#b3b3b3"/>
      <style:text-properties fo:color="#004586"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4">
      <style:chart-properties chart:symbol-type="none" chart:link-data-style-to-source="true"/>
      <style:graphic-properties svg:stroke-width="0.051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ddddd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1cm" svg:height="8.161cm" xlink:href=".." xlink:type="simple" chart:class="chart:line" chart:style-name="ch1">
        <chart:plot-area chart:style-name="ch2" table:cell-range-address="www.A1:www.C19" chart:data-source-has-labels="both" svg:x="0.433cm" svg:y="0.048cm" svg:width="20.917cm" svg:height="8.088cm">
          <chartooo:coordinate-region svg:x="2.536cm" svg:y="0.228cm" svg:width="17.027cm" svg:height="7.261cm"/>
          <chart:axis chart:dimension="x" chart:name="primary-x" chart:style-name="ch3" chartooo:axis-type="auto">
            <chartooo:date-scale/>
            <chart:categories table:cell-range-address="www.A2:www.A19"/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grid chart:style-name="ch4" chart:class="major"/>
          </chart:axis>
          <chart:axis chart:dimension="y" chart:name="secondary-y" chart:style-name="ch7"/>
          <chart:series chart:attached-axis="secondary-y" chart:style-name="ch8" chart:values-cell-range-address="www.B2:www.B19" chart:label-cell-address="www.B1:www.B1" chart:class="chart:line">
            <chart:data-point chart:repeated="18"/>
          </chart:series>
          <chart:series chart:attached-axis="primary-y" chart:style-name="ch9" chart:values-cell-range-address="www.C2:www.C19" chart:label-cell-address="www.C1:www.C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s</text:p>
                <draw:g>
                  <svg:desc>www.B1:www.B1</svg:desc>
                </draw:g>
              </table:table-cell>
              <table:table-cell office:value-type="string">
                <text:p>iops</text:p>
                <draw:g>
                  <svg:desc>www.C1:ww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iB</text:p>
                <draw:g>
                  <svg:desc>www.A2:www.A19</svg:desc>
                </draw:g>
              </table:table-cell>
              <table:table-cell office:value-type="float" office:value="25.2839506172839">
                <text:p>25.2839506172839</text:p>
                <draw:g>
                  <svg:desc>www.B2:www.B19</svg:desc>
                </draw:g>
              </table:table-cell>
              <table:table-cell office:value-type="float" office:value="6172.83950617284">
                <text:p>6172.83950617284</text:p>
                <draw:g>
                  <svg:desc>www.C2:www.C1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9609756097561">
                <text:p>39.9609756097561</text:p>
              </table:table-cell>
              <table:table-cell office:value-type="float" office:value="4878.04878048781">
                <text:p>4878.04878048781</text:p>
              </table:table-cell>
            </table:table-row>
            <table:table-row>
              <table:table-cell office:value-type="string">
                <text:p>16KiB</text:p>
              </table:table-cell>
              <table:table-cell office:value-type="float" office:value="62.0606060606061">
                <text:p>62.0606060606061</text:p>
              </table:table-cell>
              <table:table-cell office:value-type="float" office:value="3787.87878787879">
                <text:p>3787.87878787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.8149253731343">
                <text:p>97.8149253731343</text:p>
              </table:table-cell>
              <table:table-cell office:value-type="float" office:value="2985.07462686567">
                <text:p>2985.07462686567</text:p>
              </table:table-cell>
            </table:table-row>
            <table:table-row>
              <table:table-cell office:value-type="string">
                <text:p>64KiB</text:p>
              </table:table-cell>
              <table:table-cell office:value-type="float" office:value="125.068702290076">
                <text:p>125.068702290076</text:p>
              </table:table-cell>
              <table:table-cell office:value-type="float" office:value="1908.39694656489">
                <text:p>1908.39694656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.298578199052">
                <text:p>155.298578199052</text:p>
              </table:table-cell>
              <table:table-cell office:value-type="float" office:value="1184.83412322275">
                <text:p>1184.83412322275</text:p>
              </table:table-cell>
            </table:table-row>
            <table:table-row>
              <table:table-cell office:value-type="string">
                <text:p>256KiB</text:p>
              </table:table-cell>
              <table:table-cell office:value-type="float" office:value="177.724745762712">
                <text:p>177.724745762712</text:p>
              </table:table-cell>
              <table:table-cell office:value-type="float" office:value="677.966101694915">
                <text:p>677.966101694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.919159256265">
                <text:p>211.919159256265</text:p>
              </table:table-cell>
              <table:table-cell office:value-type="float" office:value="404.203718674212">
                <text:p>404.203718674212</text:p>
              </table:table-cell>
            </table:table-row>
            <table:table-row>
              <table:table-cell office:value-type="string">
                <text:p>1MiB</text:p>
              </table:table-cell>
              <table:table-cell office:value-type="float" office:value="264.858802727962">
                <text:p>264.858802727962</text:p>
              </table:table-cell>
              <table:table-cell office:value-type="float" office:value="252.589037635767">
                <text:p>252.589037635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.612481426449">
                <text:p>311.612481426449</text:p>
              </table:table-cell>
              <table:table-cell office:value-type="float" office:value="148.588410104012">
                <text:p>148.588410104012</text:p>
              </table:table-cell>
            </table:table-row>
            <table:table-row>
              <table:table-cell office:value-type="string">
                <text:p>4MiB</text:p>
              </table:table-cell>
              <table:table-cell office:value-type="float" office:value="326.60831646161">
                <text:p>326.60831646161</text:p>
              </table:table-cell>
              <table:table-cell office:value-type="float" office:value="77.8694907335306">
                <text:p>77.8694907335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.505737246981">
                <text:p>360.505737246981</text:p>
              </table:table-cell>
              <table:table-cell office:value-type="float" office:value="42.9756328161932">
                <text:p>42.9756328161932</text:p>
              </table:table-cell>
            </table:table-row>
            <table:table-row>
              <table:table-cell office:value-type="string">
                <text:p>16MiB</text:p>
              </table:table-cell>
              <table:table-cell office:value-type="float" office:value="400.343999809101">
                <text:p>400.343999809101</text:p>
              </table:table-cell>
              <table:table-cell office:value-type="float" office:value="23.8623618965805">
                <text:p>23.8623618965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.756409016156">
                <text:p>405.756409016156</text:p>
              </table:table-cell>
              <table:table-cell office:value-type="float" office:value="12.092483312373">
                <text:p>12.092483312373</text:p>
              </table:table-cell>
            </table:table-row>
            <table:table-row>
              <table:table-cell office:value-type="string">
                <text:p>64MiB</text:p>
              </table:table-cell>
              <table:table-cell office:value-type="float" office:value="402.833653476758">
                <text:p>402.833653476758</text:p>
              </table:table-cell>
              <table:table-cell office:value-type="float" office:value="6.00268920476373">
                <text:p>6.00268920476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.180468882773">
                <text:p>400.180468882773</text:p>
              </table:table-cell>
              <table:table-cell office:value-type="float" office:value="2.98157683672587">
                <text:p>2.98157683672587</text:p>
              </table:table-cell>
            </table:table-row>
            <table:table-row>
              <table:table-cell office:value-type="string">
                <text:p>256MiB</text:p>
              </table:table-cell>
              <table:table-cell office:value-type="float" office:value="404.152792938197">
                <text:p>404.152792938197</text:p>
              </table:table-cell>
              <table:table-cell office:value-type="float" office:value="1.50558647862895">
                <text:p>1.50558647862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.460044747012">
                <text:p>401.460044747012</text:p>
              </table:table-cell>
              <table:table-cell office:value-type="float" office:value="0.747777604958065">
                <text:p>0.747777604958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